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2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0.05pt"/>
    </style:style>
    <style:style style:name="co4" style:family="table-column">
      <style:table-column-properties fo:break-before="auto" style:column-width="83.06pt"/>
    </style:style>
    <style:style style:name="co5" style:family="table-column">
      <style:table-column-properties fo:break-before="auto" style:column-width="97.94pt"/>
    </style:style>
    <style:style style:name="co6" style:family="table-column">
      <style:table-column-properties fo:break-before="auto" style:column-width="72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33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trance_Hall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oom Name</text:p>
          </table:table-cell>
          <table:table-cell office:value-type="string" calcext:value-type="string">
            <text:p>Entrance H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 maintained illumination for design (Footcandle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e rooms she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all to w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or to wall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umens per luminaire</text:p>
          </table:table-cell>
          <table:table-cell table:formula="of:=3*1500"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C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RC</text:p>
          </table:table-cell>
          <table:table-cell table:formula="of:=8-([.B10]+[.B8])" office:value-type="float" office:value="7" calcext:value-type="float">
            <text:p>7</text:p>
          </table:table-cell>
          <table:table-cell office:value-type="string" calcext:value-type="string">
            <text:p>do not 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FC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_ceil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wall_cei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wall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wall_floo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floo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CR</text:p>
          </table:table-cell>
          <table:table-cell table:style-name="ce2" table:formula="of:=5*[.B8]*([.$B$3]+[.$B$4])/([.$B$3]*[.$B$4])" office:value-type="float" office:value="0.811688311688312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CR</text:p>
          </table:table-cell>
          <table:table-cell table:style-name="ce2" table:formula="of:=5*[.B9]*([.$B$3]+[.$B$4])/([.$B$3]*[.$B$4])" office:value-type="float" office:value="5.68181818181818" calcext:value-type="float">
            <text:p>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R</text:p>
          </table:table-cell>
          <table:table-cell table:style-name="ce2" table:formula="of:=5*[.B10]*([.$B$3]+[.$B$4])/([.$B$3]*[.$B$4])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CCR</text:p>
          </table:table-cell>
          <table:table-cell office:value-type="float" office:value="67" calcext:value-type="float">
            <text:p>67</text:p>
          </table:table-cell>
          <table:table-cell table:formula="of:=[.B12] &amp; &quot;,&quot; &amp; [.B13] &amp; &quot;,&quot; &amp; ROUND([.B18];1)" office:value-type="string" office:string-value="80,40,0.8" calcext:value-type="string">
            <text:p>80,40,0.8</text:p>
          </table:table-cell>
          <table:table-cell office:value-type="string" calcext:value-type="string">
            <text:p>lookup table 9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CR</text:p>
          </table:table-cell>
          <table:table-cell office:value-type="float" office:value="0" calcext:value-type="float">
            <text:p>0</text:p>
          </table:table-cell>
          <table:table-cell table:formula="of:=[.B16] &amp; &quot;,&quot; &amp; [.B15] &amp; &quot;,&quot; &amp; ROUND([.B20];1)" office:value-type="string" office:string-value="0,40,0" calcext:value-type="string">
            <text:p>0,40,0</text:p>
          </table:table-cell>
          <table:table-cell office:value-type="string" calcext:value-type="string">
            <text:p>lookup table 9-11</text:p>
          </table:table-cell>
          <table:table-cell table:formula="of:=0.9*0.9*1" office:value-type="float" office:value="0.81" calcext:value-type="float">
            <text:p>0.81</text:p>
          </table:table-cell>
          <table:table-cell table:formula="of:=0.9*0.8*1" office:value-type="float" office:value="0.72" calcext:value-type="float">
            <text:p>0.7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U</text:p>
          </table:table-cell>
          <table:table-cell table:formula="of:=0.34*0.95" office:value-type="float" office:value="0.323" calcext:value-type="float">
            <text:p>0.323</text:p>
          </table:table-cell>
          <table:table-cell table:formula="of:=[.B22]&amp;&quot;,&quot;&amp;[.B14]&amp;&quot;,&quot;&amp;ROUND([.B19];1)" office:value-type="string" office:string-value="67,40,5.7" calcext:value-type="string">
            <text:p>67,40,5.7</text:p>
          </table:table-cell>
          <table:table-cell office:value-type="string" calcext:value-type="string">
            <text:p>lookup table 9-1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ght Loss Fact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recover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minarire ambient tem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 to luminai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last facto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minaire surface de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cover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D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LF</text:p>
          </table:table-cell>
          <table:table-cell table:formula="of:=[.B29]*[.B30]*[.B31]*[.B32]*[.B35]*[.B36]*[.B37]*[.B3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 Luminaires</text:p>
          </table:table-cell>
          <table:table-cell table:style-name="ce3" table:formula="of:=([.B2]*[.B3]*[.B4])/([.B6]*[.B25]*[.B40])" office:value-type="float" office:value="1.05951152390781" calcext:value-type="float">
            <text:p>1</text:p>
          </table:table-cell>
          <table:table-cell table:number-columns-repeated="4"/>
        </table:table-row>
        <table:table-row table:style-name="ro1" table:number-rows-repeated="104853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_Office_2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oom Name</text:p>
          </table:table-cell>
          <table:table-cell office:value-type="string" calcext:value-type="string">
            <text:p>Off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 maintained illumination for design (Footcandles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e rooms shee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uminaire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ufactur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log numbe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mp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 and 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per lumina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lumens per luminaire</text:p>
          </table:table-cell>
          <table:table-cell office:value-type="float" office:value="650" calcext:value-type="float">
            <text:p>65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om inf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th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eight of cav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CC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C</text:p>
          </table:table-cell>
          <table:table-cell table:formula="of:=[.B16]-([.B21]+[.B19])" office:value-type="float" office:value="4" calcext:value-type="float">
            <text:p>4</text:p>
          </table:table-cell>
          <table:table-cell office:value-type="string" calcext:value-type="string">
            <text:p>do not edit</text:p>
          </table:table-cell>
          <table:table-cell/>
        </table:table-row>
        <table:table-row table:style-name="ro1">
          <table:table-cell office:value-type="string" calcext:value-type="string">
            <text:p>hFC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flectan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ceil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wall_ceil</text:p>
          </table:table-cell>
          <table:table-cell table:formula="of:=[.B26]" office:value-type="float" office:value="40" calcext:value-type="float">
            <text:p>40</text:p>
          </table:table-cell>
          <table:table-cell office:value-type="string" calcext:value-type="string">
            <text:p>do not edit</text:p>
          </table:table-cell>
          <table:table-cell/>
        </table:table-row>
        <table:table-row table:style-name="ro1">
          <table:table-cell office:value-type="string" calcext:value-type="string">
            <text:p>r_wall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wall_floor</text:p>
          </table:table-cell>
          <table:table-cell table:formula="of:=[.B26]" office:value-type="float" office:value="40" calcext:value-type="float">
            <text:p>40</text:p>
          </table:table-cell>
          <table:table-cell office:value-type="string" calcext:value-type="string">
            <text:p>do not edit</text:p>
          </table:table-cell>
          <table:table-cell/>
        </table:table-row>
        <table:table-row table:style-name="ro1">
          <table:table-cell office:value-type="string" calcext:value-type="string">
            <text:p>r_floor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vity Ratios (CR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iling CR</text:p>
          </table:table-cell>
          <table:table-cell table:style-name="ce2" table:formula="of:=5*[.B19]*([.$B$14]+[.$B$15])/([.$B$14]*[.$B$15])" office:value-type="float" office:value="1.38947368421053" calcext:value-type="float">
            <text:p>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m CR</text:p>
          </table:table-cell>
          <table:table-cell table:style-name="ce2" table:formula="of:=5*[.B20]*([.$B$14]+[.$B$15])/([.$B$14]*[.$B$15])" office:value-type="float" office:value="3.70526315789474" calcext:value-type="float">
            <text:p>3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r CR</text:p>
          </table:table-cell>
          <table:table-cell table:style-name="ce2" table:formula="of:=5*[.B21]*([.$B$14]+[.$B$15])/([.$B$14]*[.$B$15])" office:value-type="float" office:value="2.31578947368421" calcext:value-type="float">
            <text:p>2.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ffective Ceiling Cavity Reflectance</text:p>
          </table:table-cell>
          <table:table-cell office:value-type="float" office:value="59" calcext:value-type="float">
            <text:p>59</text:p>
          </table:table-cell>
          <table:table-cell table:formula="of:=[.B24] &amp; &quot;,&quot; &amp; [.B25] &amp; &quot;,&quot; &amp; ROUND([.B31];1)" office:value-type="string" office:string-value="80,40,1.4" calcext:value-type="string">
            <text:p>80,40,1.4</text:p>
          </table:table-cell>
          <table:table-cell office:value-type="string" calcext:value-type="string">
            <text:p>lookup table 9-11</text:p>
          </table:table-cell>
        </table:table-row>
        <table:table-row table:style-name="ro1">
          <table:table-cell office:value-type="string" calcext:value-type="string">
            <text:p>Effective Floor Cavity Reflectance</text:p>
          </table:table-cell>
          <table:table-cell office:value-type="float" office:value="16" calcext:value-type="float">
            <text:p>16</text:p>
          </table:table-cell>
          <table:table-cell table:formula="of:=[.B28] &amp; &quot;,&quot; &amp; [.B27] &amp; &quot;,&quot; &amp; ROUND([.B33];1)" office:value-type="string" office:string-value="20,40,2.3" calcext:value-type="string">
            <text:p>20,40,2.3</text:p>
          </table:table-cell>
          <table:table-cell office:value-type="string" calcext:value-type="string">
            <text:p>lookup table 9-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efficient of Utilization</text:p>
          </table:table-cell>
          <table:table-cell office:value-type="float" office:value="0.86" calcext:value-type="float">
            <text:p>0.86</text:p>
          </table:table-cell>
          <table:table-cell table:formula="of:=[.B35] &amp; &quot;,&quot; &amp; [.B26] &amp; &quot;,&quot; &amp; ROUND([.B32];1)" office:value-type="string" office:string-value="59,40,3.7" calcext:value-type="string">
            <text:p>59,40,3.7</text:p>
          </table:table-cell>
          <table:table-cell office:value-type="string" calcext:value-type="string">
            <text:p>lookup table 9-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ght Loss Fa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recover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inarire ambient tem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to lumina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ast fac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ire surface de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cover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D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p lumen depreci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p burnouts fac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ire Dirt Depreciations</text:p>
          </table:table-cell>
          <table:table-cell office:value-type="float" office:value="0.94" calcext:value-type="float">
            <text:p>0.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LF</text:p>
          </table:table-cell>
          <table:table-cell table:formula="of:=[.B42]*[.B43]*[.B44]*[.B45]*[.B48]*[.B49]*[.B50]*[.B51]" office:value-type="float" office:value="0.94" calcext:value-type="float">
            <text:p>0.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 Luminaires</text:p>
          </table:table-cell>
          <table:table-cell table:style-name="ce3" table:formula="of:=([.B2]*[.B14]*[.B15])/([.B11]*[.B38]*[.B53])" office:value-type="float" office:value="3.38988695619077" calcext:value-type="float">
            <text:p>3</text:p>
          </table:table-cell>
          <table:table-cell table:number-columns-repeated="2"/>
        </table:table-row>
        <table:table-row table:style-name="ro1" table:number-rows-repeated="104852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_Office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oom Name</text:p>
          </table:table-cell>
          <table:table-cell office:value-type="string" calcext:value-type="string">
            <text:p>Off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 maintained illumination for design (Footcandles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e rooms she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9.5" calcext:value-type="float">
            <text:p>9.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umens per luminaire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CC</text:p>
          </table:table-cell>
          <table:table-cell table:formula="of:=1.5"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RC</text:p>
          </table:table-cell>
          <table:table-cell table:formula="of:=8-([.B10]+[.B8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FC</text:p>
          </table:table-cell>
          <table:table-cell table:formula="of:=2.5"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_ceil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wall_cei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wall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wall_floo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floor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CR</text:p>
          </table:table-cell>
          <table:table-cell table:style-name="ce2" table:formula="of:=5*[.B8]*([.$B$3]+[.$B$4])/([.$B$3]*[.$B$4])" office:value-type="float" office:value="1.38947368421053" calcext:value-type="float">
            <text:p>1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CR</text:p>
          </table:table-cell>
          <table:table-cell table:style-name="ce2" table:formula="of:=5*[.B9]*([.$B$3]+[.$B$4])/([.$B$3]*[.$B$4])" office:value-type="float" office:value="3.70526315789474" calcext:value-type="float">
            <text:p>3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R</text:p>
          </table:table-cell>
          <table:table-cell table:style-name="ce2" table:formula="of:=5*[.B10]*([.$B$3]+[.$B$4])/([.$B$3]*[.$B$4])" office:value-type="float" office:value="2.31578947368421" calcext:value-type="float">
            <text:p>2.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CC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80,40,1.4</text:p>
          </table:table-cell>
          <table:table-cell office:value-type="string" calcext:value-type="string">
            <text:p>lookup table 9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C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5,40,2.3</text:p>
          </table:table-cell>
          <table:table-cell office:value-type="string" calcext:value-type="string">
            <text:p>lookup table 9-11</text:p>
          </table:table-cell>
          <table:table-cell table:formula="of:=0.9*0.9*1" office:value-type="float" office:value="0.81" calcext:value-type="float">
            <text:p>0.81</text:p>
          </table:table-cell>
          <table:table-cell table:formula="of:=0.9*0.8*1" office:value-type="float" office:value="0.72" calcext:value-type="float">
            <text:p>0.7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lookup table 9-1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ght Loss Fact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recover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minarire ambient tem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 to luminai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last facto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minaire surface de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cover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D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LF</text:p>
          </table:table-cell>
          <table:table-cell table:formula="of:=[.B29]*[.B30]*[.B31]*[.B32]*[.B35]*[.B36]*[.B37]*[.B3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 Luminaires</text:p>
          </table:table-cell>
          <table:table-cell table:style-name="ce3" table:formula="of:=([.B2]*[.B3]*[.B4])/([.B6]*[.B25]*[.B40])" office:value-type="float" office:value="6.18489583333333" calcext:value-type="float">
            <text:p>6</text:p>
          </table:table-cell>
          <table:table-cell table:number-columns-repeated="4"/>
        </table:table-row>
        <table:table-row table:style-name="ro1" table:number-rows-repeated="104853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_Dining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oom Name</text:p>
          </table:table-cell>
          <table:table-cell office:value-type="string" calcext:value-type="string">
            <text:p>Di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 maintained illumination for design (Footcandles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e rooms shee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uminaire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ufactur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log numbe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mp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 and 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per lumina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lumens per luminaire</text:p>
          </table:table-cell>
          <table:table-cell table:formula="of:=5*800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om inf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th</text:p>
          </table:table-cell>
          <table:table-cell table:style-name="ce2" table:formula="of:=14+8/12" office:value-type="float" office:value="14.6666666666667" calcext:value-type="float">
            <text:p>14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eight of cav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CC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C</text:p>
          </table:table-cell>
          <table:table-cell table:formula="of:=[.B16]-([.B21]+[.B19])" office:value-type="float" office:value="3" calcext:value-type="float">
            <text:p>3</text:p>
          </table:table-cell>
          <table:table-cell office:value-type="string" calcext:value-type="string">
            <text:p>do not edit</text:p>
          </table:table-cell>
          <table:table-cell/>
        </table:table-row>
        <table:table-row table:style-name="ro1">
          <table:table-cell office:value-type="string" calcext:value-type="string">
            <text:p>hFC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flectan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ceil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wall_ceil</text:p>
          </table:table-cell>
          <table:table-cell table:formula="of:=[.B26]" office:value-type="float" office:value="40" calcext:value-type="float">
            <text:p>40</text:p>
          </table:table-cell>
          <table:table-cell office:value-type="string" calcext:value-type="string">
            <text:p>do not edit</text:p>
          </table:table-cell>
          <table:table-cell/>
        </table:table-row>
        <table:table-row table:style-name="ro1">
          <table:table-cell office:value-type="string" calcext:value-type="string">
            <text:p>r_wall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wall_floor</text:p>
          </table:table-cell>
          <table:table-cell table:formula="of:=[.B26]" office:value-type="float" office:value="40" calcext:value-type="float">
            <text:p>40</text:p>
          </table:table-cell>
          <table:table-cell office:value-type="string" calcext:value-type="string">
            <text:p>do not edit</text:p>
          </table:table-cell>
          <table:table-cell/>
        </table:table-row>
        <table:table-row table:style-name="ro1">
          <table:table-cell office:value-type="string" calcext:value-type="string">
            <text:p>r_floor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vity Ratios (CR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iling CR</text:p>
          </table:table-cell>
          <table:table-cell table:style-name="ce2" table:formula="of:=5*[.B19]*([.$B$14]+[.$B$15])/([.$B$14]*[.$B$15])" office:value-type="float" office:value="1.8939393939393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m CR</text:p>
          </table:table-cell>
          <table:table-cell table:style-name="ce2" table:formula="of:=5*[.B20]*([.$B$14]+[.$B$15])/([.$B$14]*[.$B$15])" office:value-type="float" office:value="2.27272727272727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r CR</text:p>
          </table:table-cell>
          <table:table-cell table:style-name="ce2" table:formula="of:=5*[.B21]*([.$B$14]+[.$B$15])/([.$B$14]*[.$B$15])" office:value-type="float" office:value="1.89393939393939" calcext:value-type="float">
            <text:p>1.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ffective Ceiling Cavity Reflectance</text:p>
          </table:table-cell>
          <table:table-cell office:value-type="float" office:value="56" calcext:value-type="float">
            <text:p>56</text:p>
          </table:table-cell>
          <table:table-cell table:formula="of:=[.B24] &amp; &quot;,&quot; &amp; [.B25] &amp; &quot;,&quot; &amp; ROUND([.B31];1)" office:value-type="string" office:string-value="80,40,1.9" calcext:value-type="string">
            <text:p>80,40,1.9</text:p>
          </table:table-cell>
          <table:table-cell office:value-type="string" calcext:value-type="string">
            <text:p>lookup table 9-11</text:p>
          </table:table-cell>
        </table:table-row>
        <table:table-row table:style-name="ro1">
          <table:table-cell office:value-type="string" calcext:value-type="string">
            <text:p>Effective Floor Cavity Reflectance</text:p>
          </table:table-cell>
          <table:table-cell office:value-type="float" office:value="18" calcext:value-type="float">
            <text:p>18</text:p>
          </table:table-cell>
          <table:table-cell table:formula="of:=[.B28] &amp; &quot;,&quot; &amp; [.B27] &amp; &quot;,&quot; &amp; ROUND([.B33];1)" office:value-type="string" office:string-value="20,40,1.9" calcext:value-type="string">
            <text:p>20,40,1.9</text:p>
          </table:table-cell>
          <table:table-cell office:value-type="string" calcext:value-type="string">
            <text:p>lookup table 9-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efficient of Utilization</text:p>
          </table:table-cell>
          <table:table-cell office:value-type="float" office:value="0.47" calcext:value-type="float">
            <text:p>0.47</text:p>
          </table:table-cell>
          <table:table-cell table:formula="of:=[.B35] &amp; &quot;,&quot; &amp; [.B26] &amp; &quot;,&quot; &amp; ROUND([.B32];1)" office:value-type="string" office:string-value="56,40,2.3" calcext:value-type="string">
            <text:p>56,40,2.3</text:p>
          </table:table-cell>
          <table:table-cell office:value-type="string" calcext:value-type="string">
            <text:p>lookup table 9-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ght Loss Fa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recover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inarire ambient tem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to lumina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ast fac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ire surface de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cover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D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p lumen depreci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p burnouts fac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ire Dirt Depreciations</text:p>
          </table:table-cell>
          <table:table-cell office:value-type="float" office:value="0.94" calcext:value-type="float">
            <text:p>0.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LF</text:p>
          </table:table-cell>
          <table:table-cell table:formula="of:=[.B42]*[.B43]*[.B44]*[.B45]*[.B48]*[.B49]*[.B50]*[.B51]" office:value-type="float" office:value="0.94" calcext:value-type="float">
            <text:p>0.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 Luminaires</text:p>
          </table:table-cell>
          <table:table-cell table:style-name="ce3" table:formula="of:=([.B2]*[.B14]*[.B15])/([.B11]*[.B38]*[.B53])" office:value-type="float" office:value="1.49388863739249" calcext:value-type="float">
            <text:p>1</text:p>
          </table:table-cell>
          <table:table-cell table:number-columns-repeated="2"/>
        </table:table-row>
        <table:table-row table:style-name="ro1" table:number-rows-repeated="104852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ooms" table:style-name="ta1"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oom Type</text:p>
          </table:table-cell>
          <table:table-cell office:value-type="string" calcext:value-type="string">
            <text:p>Lighting Level</text:p>
          </table:table-cell>
          <table:table-cell/>
          <table:table-cell office:value-type="string" calcext:value-type="string">
            <text:p>From Fig. 9-80</text:p>
          </table:table-cell>
          <table:table-cell/>
        </table:table-row>
        <table:table-row table:style-name="ro1">
          <table:table-cell office:value-type="string" calcext:value-type="string">
            <text:p>Private Office</text:p>
          </table:table-cell>
          <table:table-cell office:value-type="string" calcext:value-type="string">
            <text:p>150,100,70,30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 = equivalent sphere illumina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sident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ning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 = general lighting need not be uniform</text:p>
          </table:table-cell>
        </table:table-row>
        <table:table-row table:style-name="ro1">
          <table:table-cell office:value-type="string" calcext:value-type="string">
            <text:p>Kitchen</text:p>
          </table:table-cell>
          <table:table-cell office:value-type="string" calcext:value-type="string">
            <text:p>150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droo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hroom (grooming)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50,30</text:p>
          </table:table-cell>
          <table:table-cell table:number-columns-repeated="3"/>
        </table:table-row>
      </table:table>
      <table:table table:name="Sheet3" table:style-name="ta1">
        <table:shapes>
          <draw:frame draw:z-index="0" draw:style-name="gr1" draw:text-style-name="P1" svg:width="453.51pt" svg:height="255.23pt" svg:x="391.07pt" svg:y="362.89pt">
            <loext:p draw:notify-on-update-of-ranges="Sheet3.C30:Sheet3.C40 Sheet3.D30:Sheet3.D40 Sheet3.C63:Sheet3.C73 Sheet3.D63:Sheet3.D73 Sheet3.C41:Sheet3.C51 Sheet3.D41:Sheet3.D51 Sheet3.C52:Sheet3.C62 Sheet3.D52:Sheet3.D6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298.37pt" svg:y="930.95pt">
            <loext:p draw:notify-on-update-of-ranges="Sheet3.C75:Sheet3.C85 Sheet3.D75:Sheet3.D85 Sheet3.C97:Sheet3.C107 Sheet3.E97:Sheet3.E107 Sheet3.C86:Sheet3.C96 Sheet3.D86:Sheet3.D96 Sheet3.C97:Sheet3.C107 Sheet3.D97:Sheet3.D107 Sheet3.C108:Sheet3.C118 Sheet3.D108:Sheet3.D1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453.51pt" svg:height="255.09pt" svg:x="258.86pt" svg:y="1444.45pt">
            <loext:p draw:notify-on-update-of-ranges="Sheet3.C120:Sheet3.C130 Sheet3.D120:Sheet3.D1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26pt" svg:x="416.38pt" svg:y="599.33pt">
            <loext:p draw:notify-on-update-of-ranges="Sheet3.C30:Sheet3.C40 Sheet3.E30:Sheet3.E40 Sheet3.C41:Sheet3.C51 Sheet3.E41:Sheet3.E51 Sheet3.C52:Sheet3.C62 Sheet3.E52:Sheet3.E62 Sheet3.C63:Sheet3.C73 Sheet3.E63:Sheet3.E7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Equivalent sphere p3-2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s = p3-33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base reflectance</text:p>
          </table:table-cell>
          <table:table-cell office:value-type="string" calcext:value-type="string">
            <text:p>wall reflectance</text:p>
          </table:table-cell>
          <table:table-cell office:value-type="string" calcext:value-type="string">
            <text:p>cavity ratio</text:p>
          </table:table-cell>
          <table:table-cell table:number-columns-repeated="7"/>
        </table:table-row>
        <table:table-row table:style-name="ro1" table:number-rows-repeated="21">
          <table:table-cell table:number-columns-repeated="10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0.2" calcext:value-type="float">
            <text:p>0.2</text:p>
          </table:table-cell>
          <table:table-cell office:value-type="float" office:value="89" calcext:value-type="float">
            <text:p>89</text:p>
          </table:table-cell>
          <table:table-cell table:formula="of:=LN([.D30])" office:value-type="float" office:value="4.48863636973214" calcext:value-type="float">
            <text:p>4.488636369732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formula="of:=LN([.D31])" office:value-type="float" office:value="4.45434729625351" calcext:value-type="float">
            <text:p>4.454347296253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formula="of:=LN([.D32])" office:value-type="float" office:value="4.4188406077966" calcext:value-type="float">
            <text:p>4.418840607796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LN([.D33])" office:value-type="float" office:value="4.38202663467388" calcext:value-type="float">
            <text:p>4.382026634673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formula="of:=LN([.D34])" office:value-type="float" office:value="4.34380542185368" calcext:value-type="float">
            <text:p>4.34380542185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formula="of:=LN([.D35])" office:value-type="float" office:value="4.31748811353631" calcext:value-type="float">
            <text:p>4.317488113536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formula="of:=LN([.D36])" office:value-type="float" office:value="4.29045944114839" calcext:value-type="float">
            <text:p>4.290459441148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LN([.D37])" office:value-type="float" office:value="4.24849524204936" calcext:value-type="float">
            <text:p>4.24849524204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formula="of:=LN([.D38])" office:value-type="float" office:value="4.21950770517611" calcext:value-type="float">
            <text:p>4.219507705176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formula="of:=LN([.D39])" office:value-type="float" office:value="4.18965474202643" calcext:value-type="float">
            <text:p>4.189654742026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formula="of:=LN([.D40])" office:value-type="float" office:value="4.17438726989564" calcext:value-type="float">
            <text:p>4.1743872698956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86" calcext:value-type="float">
            <text:p>86</text:p>
          </table:table-cell>
          <table:table-cell table:formula="of:=LN([.D41])" office:value-type="float" office:value="4.45434729625351" calcext:value-type="float">
            <text:p>4.454347296253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LN([.D42])" office:value-type="float" office:value="4.31748811353631" calcext:value-type="float">
            <text:p>4.317488113536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formula="of:=LN([.D43])" office:value-type="float" office:value="4.12713438504509" calcext:value-type="float">
            <text:p>4.127134385045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LN([.D44])" office:value-type="float" office:value="3.95124371858143" calcext:value-type="float">
            <text:p>3.951243718581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formula="of:=LN([.D45])" office:value-type="float" office:value="3.78418963391826" calcext:value-type="float">
            <text:p>3.784189633918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formula="of:=LN([.D46])" office:value-type="float" office:value="3.63758615972639" calcext:value-type="float">
            <text:p>3.637586159726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LN([.D47])" office:value-type="float" office:value="3.52636052461616" calcext:value-type="float">
            <text:p>3.526360524616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formula="of:=LN([.D48])" office:value-type="float" office:value="3.40119738166216" calcext:value-type="float">
            <text:p>3.401197381662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formula="of:=LN([.D49])" office:value-type="float" office:value="3.29583686600433" calcext:value-type="float">
            <text:p>3.295836866004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LN([.D50])" office:value-type="float" office:value="3.2188758248682" calcext:value-type="float">
            <text:p>3.218875824868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LN([.D51])" office:value-type="float" office:value="3.09104245335832" calcext:value-type="float">
            <text:p>3.09104245335832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84" calcext:value-type="float">
            <text:p>84</text:p>
          </table:table-cell>
          <table:table-cell table:formula="of:=LN([.D52])" office:value-type="float" office:value="4.43081679884331" calcext:value-type="float">
            <text:p>4.430816798843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formula="of:=LN([.D53])" office:value-type="float" office:value="4.15888308335967" calcext:value-type="float">
            <text:p>4.158883083359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formula="of:=LN([.D54])" office:value-type="float" office:value="3.85014760171006" calcext:value-type="float">
            <text:p>3.85014760171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LN([.D55])" office:value-type="float" office:value="3.52636052461616" calcext:value-type="float">
            <text:p>3.526360524616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formula="of:=LN([.D56])" office:value-type="float" office:value="3.2188758248682" calcext:value-type="float">
            <text:p>3.218875824868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LN([.D57])" office:value-type="float" office:value="2.99573227355399" calcext:value-type="float">
            <text:p>2.995732273553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LN([.D58])" office:value-type="float" office:value="2.77258872223978" calcext:value-type="float">
            <text:p>2.772588722239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LN([.D59])" office:value-type="float" office:value="2.63905732961526" calcext:value-type="float">
            <text:p>2.639057329615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LN([.D60])" office:value-type="float" office:value="2.484906649788" calcext:value-type="float">
            <text:p>2.4849066497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LN([.D61])" office:value-type="float" office:value="2.39789527279837" calcext:value-type="float">
            <text:p>2.397895272798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LN([.D62])" office:value-type="float" office:value="2.19722457733622" calcext:value-type="float">
            <text:p>2.19722457733622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82" calcext:value-type="float">
            <text:p>82</text:p>
          </table:table-cell>
          <table:table-cell table:formula="of:=LN([.D63])" office:value-type="float" office:value="4.40671924726425" calcext:value-type="float">
            <text:p>4.406719247264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formula="of:=LN([.D64])" office:value-type="float" office:value="4.12713438504509" calcext:value-type="float">
            <text:p>4.127134385045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formula="of:=LN([.D65])" office:value-type="float" office:value="3.76120011569356" calcext:value-type="float">
            <text:p>3.761200115693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LN([.D66])" office:value-type="float" office:value="3.40119738166216" calcext:value-type="float">
            <text:p>3.401197381662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LN([.D67])" office:value-type="float" office:value="3.09104245335832" calcext:value-type="float">
            <text:p>3.091042453358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LN([.D68])" office:value-type="float" office:value="2.77258872223978" calcext:value-type="float">
            <text:p>2.772588722239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LN([.D69])" office:value-type="float" office:value="2.39789527279837" calcext:value-type="float">
            <text:p>2.39789527279837</text:p>
          </table:table-cell>
          <table:table-cell table:number-columns-repeated="4"/>
          <table:table-cell table:formula="of:=EXP(AVERAGE(4.48+4.4+4.28+4.39))" office:value-type="float" office:value="41866644.7565788" calcext:value-type="float">
            <text:p>41866644.7565788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LN([.D70])" office:value-type="float" office:value="2.07944154167984" calcext:value-type="float">
            <text:p>2.079441541679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LN([.D71])" office:value-type="float" office:value="1.79175946922806" calcext:value-type="float">
            <text:p>1.791759469228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LN([.D72])" office:value-type="float" office:value="1.6094379124341" calcext:value-type="float">
            <text:p>1.60943791243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LN([.D73])" office:value-type="float" office:value="1.38629436111989" calcext:value-type="float">
            <text:p>1.3862943611198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formula="of:=[.$A$75]*EXP(([.B97]*[.$F$97]-[.$F$98])*[.C97])" office:value-type="float" office:value="41.7635105705636" calcext:value-type="float">
            <text:p>41.7635105705636</text:p>
          </table:table-cell>
          <table:table-cell table:formula="of:=1/100" office:value-type="float" office:value="0.01" calcext:value-type="float">
            <text:p>0.01</text:p>
          </table:table-cell>
          <table:table-cell table:formula="of:=([.E97]-[.D97])^2" office:value-type="float" office:value="17.9478426857264" calcext:value-type="float">
            <text:p>17.9478426857264</text:p>
          </table:table-cell>
          <table:table-cell table:formula="of:=SQRT(AVERAGE([.G97:.G118]))" office:value-type="float" office:value="10.5961306484678" calcext:value-type="float">
            <text:p>10.59613064846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$A$75]*EXP(([.B98]*[.$F$97]-[.$F$98])*[.C98])" office:value-type="float" office:value="20.32848298703" calcext:value-type="float">
            <text:p>20.32848298703</text:p>
          </table:table-cell>
          <table:table-cell office:value-type="float" office:value="1" calcext:value-type="float">
            <text:p>1</text:p>
          </table:table-cell>
          <table:table-cell table:formula="of:=([.E98]-[.D98])^2" office:value-type="float" office:value="245.59644548781" calcext:value-type="float">
            <text:p>245.596445487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[.$A$75]*EXP(([.B99]*[.$F$97]-[.$F$98])*[.C99])" office:value-type="float" office:value="8.26494441107933" calcext:value-type="float">
            <text:p>8.26494441107933</text:p>
          </table:table-cell>
          <table:table-cell/>
          <table:table-cell table:formula="of:=([.E99]-[.D99])^2" office:value-type="float" office:value="314.532196742106" calcext:value-type="float">
            <text:p>314.5321967421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$A$75]*EXP(([.B100]*[.$F$97]-[.$F$98])*[.C100])" office:value-type="float" office:value="3.36027563698749" calcext:value-type="float">
            <text:p>3.36027563698749</text:p>
          </table:table-cell>
          <table:table-cell/>
          <table:table-cell table:formula="of:=([.E100]-[.D100])^2" office:value-type="float" office:value="244.600978151007" calcext:value-type="float">
            <text:p>244.6009781510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[.$A$75]*EXP(([.B101]*[.$F$97]-[.$F$98])*[.C101])" office:value-type="float" office:value="1.36618612236463" calcext:value-type="float">
            <text:p>1.36618612236463</text:p>
          </table:table-cell>
          <table:table-cell/>
          <table:table-cell table:formula="of:=([.E101]-[.D101])^2" office:value-type="float" office:value="185.880880850003" calcext:value-type="float">
            <text:p>185.88088085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$A$75]*EXP(([.B102]*[.$F$97]-[.$F$98])*[.C102])" office:value-type="float" office:value="0.555449826912115" calcext:value-type="float">
            <text:p>0.555449826912115</text:p>
          </table:table-cell>
          <table:table-cell/>
          <table:table-cell table:formula="of:=([.E102]-[.D102])^2" office:value-type="float" office:value="130.977728664326" calcext:value-type="float">
            <text:p>130.9777286643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$A$75]*EXP(([.B103]*[.$F$97]-[.$F$98])*[.C103])" office:value-type="float" office:value="0.225829047130633" calcext:value-type="float">
            <text:p>0.225829047130633</text:p>
          </table:table-cell>
          <table:table-cell/>
          <table:table-cell table:formula="of:=([.E103]-[.D103])^2" office:value-type="float" office:value="95.5344178159153" calcext:value-type="float">
            <text:p>95.53441781591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$A$75]*EXP(([.B104]*[.$F$97]-[.$F$98])*[.C104])" office:value-type="float" office:value="0.0918152388514454" calcext:value-type="float">
            <text:p>0.091815238851445</text:p>
          </table:table-cell>
          <table:table-cell/>
          <table:table-cell table:formula="of:=([.E104]-[.D104])^2" office:value-type="float" office:value="62.5393862164622" calcext:value-type="float">
            <text:p>62.5393862164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$A$75]*EXP(([.B105]*[.$F$97]-[.$F$98])*[.C105])" office:value-type="float" office:value="0.037329290418834" calcext:value-type="float">
            <text:p>0.037329290418834</text:p>
          </table:table-cell>
          <table:table-cell/>
          <table:table-cell table:formula="of:=([.E105]-[.D105])^2" office:value-type="float" office:value="48.4787834100595" calcext:value-type="float">
            <text:p>48.47878341005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$A$75]*EXP(([.B106]*[.$F$97]-[.$F$98])*[.C106])" office:value-type="float" office:value="0.0151769569039433" calcext:value-type="float">
            <text:p>0.015176956903943</text:p>
          </table:table-cell>
          <table:table-cell/>
          <table:table-cell table:formula="of:=([.E106]-[.D106])^2" office:value-type="float" office:value="48.7877529433657" calcext:value-type="float">
            <text:p>48.7877529433657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$A$75]*EXP(([.B107]*[.$F$97]-[.$F$98])*[.C107])" office:value-type="float" office:value="0.00617049020433398" calcext:value-type="float">
            <text:p>0.006170490204334</text:p>
          </table:table-cell>
          <table:table-cell/>
          <table:table-cell table:formula="of:=([.E107]-[.D107])^2" office:value-type="float" office:value="35.9259921924974" calcext:value-type="float">
            <text:p>35.925992192497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formula="of:=[.$A$75]*EXP(([.B108]*[.$F$97]-[.$F$98])*[.C108])" office:value-type="float" office:value="40.9365376538991" calcext:value-type="float">
            <text:p>40.9365376538991</text:p>
          </table:table-cell>
          <table:table-cell/>
          <table:table-cell table:formula="of:=([.E108]-[.D108])^2" office:value-type="float" office:value="9.38480154597806" calcext:value-type="float">
            <text:p>9.384801545978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$A$75]*EXP(([.B109]*[.$F$97]-[.$F$98])*[.C109])" office:value-type="float" office:value="18.3939720585721" calcext:value-type="float">
            <text:p>18.3939720585721</text:p>
          </table:table-cell>
          <table:table-cell/>
          <table:table-cell table:formula="of:=([.E109]-[.D109])^2" office:value-type="float" office:value="243.548108108628" calcext:value-type="float">
            <text:p>243.5481081086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[.$A$75]*EXP(([.B110]*[.$F$97]-[.$F$98])*[.C110])" office:value-type="float" office:value="6.76676416183064" calcext:value-type="float">
            <text:p>6.76676416183064</text:p>
          </table:table-cell>
          <table:table-cell/>
          <table:table-cell table:formula="of:=([.E110]-[.D110])^2" office:value-type="float" office:value="296.984417453965" calcext:value-type="float">
            <text:p>296.9844174539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$A$75]*EXP(([.B111]*[.$F$97]-[.$F$98])*[.C111])" office:value-type="float" office:value="2.4893534183932" calcext:value-type="float">
            <text:p>2.4893534183932</text:p>
          </table:table-cell>
          <table:table-cell/>
          <table:table-cell table:formula="of:=([.E111]-[.D111])^2" office:value-type="float" office:value="210.558864216297" calcext:value-type="float">
            <text:p>210.5588642162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$A$75]*EXP(([.B112]*[.$F$97]-[.$F$98])*[.C112])" office:value-type="float" office:value="0.915781944436709" calcext:value-type="float">
            <text:p>0.915781944436709</text:p>
          </table:table-cell>
          <table:table-cell/>
          <table:table-cell table:formula="of:=([.E112]-[.D112])^2" office:value-type="float" office:value="122.859889903275" calcext:value-type="float">
            <text:p>122.8598899032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$A$75]*EXP(([.B113]*[.$F$97]-[.$F$98])*[.C113])" office:value-type="float" office:value="0.336897349954273" calcext:value-type="float">
            <text:p>0.336897349954273</text:p>
          </table:table-cell>
          <table:table-cell/>
          <table:table-cell table:formula="of:=([.E113]-[.D113])^2" office:value-type="float" office:value="75.0493475252293" calcext:value-type="float">
            <text:p>75.04934752522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$A$75]*EXP(([.B114]*[.$F$97]-[.$F$98])*[.C114])" office:value-type="float" office:value="0.123937608833318" calcext:value-type="float">
            <text:p>0.123937608833318</text:p>
          </table:table-cell>
          <table:table-cell/>
          <table:table-cell table:formula="of:=([.E114]-[.D114])^2" office:value-type="float" office:value="34.5281092248835" calcext:value-type="float">
            <text:p>34.52810922488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$A$75]*EXP(([.B115]*[.$F$97]-[.$F$98])*[.C115])" office:value-type="float" office:value="0.0455940982777258" calcext:value-type="float">
            <text:p>0.045594098277726</text:p>
          </table:table-cell>
          <table:table-cell/>
          <table:table-cell table:formula="of:=([.E115]-[.D115])^2" office:value-type="float" office:value="24.5461378390205" calcext:value-type="float">
            <text:p>24.54613783902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$A$75]*EXP(([.B116]*[.$F$97]-[.$F$98])*[.C116])" office:value-type="float" office:value="0.0167731313951256" calcext:value-type="float">
            <text:p>0.016773131395126</text:p>
          </table:table-cell>
          <table:table-cell/>
          <table:table-cell table:formula="of:=([.E116]-[.D116])^2" office:value-type="float" office:value="8.89964254956604" calcext:value-type="float">
            <text:p>8.899642549566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$A$75]*EXP(([.B117]*[.$F$97]-[.$F$98])*[.C117])" office:value-type="float" office:value="0.00617049020433398" calcext:value-type="float">
            <text:p>0.006170490204334</text:p>
          </table:table-cell>
          <table:table-cell/>
          <table:table-cell table:formula="of:=([.E117]-[.D117])^2" office:value-type="float" office:value="8.96301513372336" calcext:value-type="float">
            <text:p>8.963015133723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$A$75]*EXP(([.B118]*[.$F$97]-[.$F$98])*[.C118])" office:value-type="float" office:value="0.00226999648812424" calcext:value-type="float">
            <text:p>0.002269996488124</text:p>
          </table:table-cell>
          <table:table-cell/>
          <table:table-cell table:formula="of:=([.E118]-[.D118])^2" office:value-type="float" office:value="3.99092516693156" calcext:value-type="float">
            <text:p>3.9909251669315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4:17:20.1160503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4:51:26.850411038</meta:creation-date>
    <dc:date>2017-03-16T20:16:20.271680995</dc:date>
    <meta:editing-duration>P2DT10H37M3S</meta:editing-duration>
    <meta:editing-cycles>7</meta:editing-cycles>
    <meta:generator>LibreOffice/5.2.5.1$Linux_X86_64 LibreOffice_project/20m0$Build-1</meta:generator>
    <meta:document-statistic meta:table-count="6" meta:cell-count="75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3.C75:Sheet3.D85 Sheet3.D97:Sheet3.E107 Sheet3.D86:Sheet3.D96 Sheet3.D108:Sheet3.D118" svg:x="0.32cm" svg:y="0.18cm" svg:width="15.36cm" svg:height="8.64cm">
          <chartooo:coordinate-region svg:x="0.941cm" svg:y="0.379cm" svg:width="14.552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3.D75:Sheet3.D85" chart:class="chart:scatter">
            <chart:domain table:cell-range-address="Sheet3.C75:Sheet3.C85"/>
            <chart:regression-curve chart:style-name="ch6">
              <chart:equation chart:display-equation="true" chart:display-r-square="false" svg:x="2.937cm" svg:y="0.483cm"/>
            </chart:regression-curve>
            <chart:data-point chart:repeated="11"/>
          </chart:series>
          <chart:series chart:style-name="ch7" chart:values-cell-range-address="Sheet3.E97:Sheet3.E107" chart:class="chart:scatter">
            <chart:domain table:cell-range-address="Sheet3.C97:Sheet3.C107"/>
            <chart:data-point chart:repeated="11"/>
          </chart:series>
          <chart:series chart:style-name="ch8" chart:values-cell-range-address="Sheet3.D86:Sheet3.D96" chart:class="chart:scatter">
            <chart:domain table:cell-range-address="Sheet3.C86:Sheet3.C96"/>
            <chart:regression-curve chart:style-name="ch9">
              <chart:equation chart:display-equation="true" chart:display-r-square="false" svg:x="2.714cm" svg:y="2.817cm"/>
            </chart:regression-curve>
            <chart:data-point chart:repeated="11"/>
          </chart:series>
          <chart:series chart:style-name="ch10" chart:values-cell-range-address="Sheet3.D97:Sheet3.D107" chart:class="chart:scatter">
            <chart:domain table:cell-range-address="Sheet3.C97:Sheet3.C107"/>
            <chart:regression-curve chart:style-name="ch11">
              <chart:equation chart:display-equation="true" chart:display-r-square="false" svg:x="3.771cm" svg:y="4.035cm"/>
            </chart:regression-curve>
            <chart:data-point chart:repeated="11"/>
          </chart:series>
          <chart:series chart:style-name="ch12" chart:values-cell-range-address="Sheet3.D108:Sheet3.D118" chart:class="chart:scatter">
            <chart:domain table:cell-range-address="Sheet3.C108:Sheet3.C118"/>
            <chart:regression-curve chart:style-name="ch13">
              <chart:equation chart:display-equation="true" chart:display-r-square="false" svg:x="2.296cm" svg:y="7.733cm"/>
            </chart:regression-curve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3.C75:Sheet3.C85</svg:desc>
                </draw:g>
              </table:table-cell>
              <table:table-cell office:value-type="float" office:value="50">
                <text:p>50</text:p>
                <draw:g>
                  <svg:desc>Sheet3.D75:Sheet3.D85</svg:desc>
                </draw:g>
              </table:table-cell>
              <table:table-cell office:value-type="float" office:value="0.2">
                <text:p>0.2</text:p>
                <draw:g>
                  <svg:desc>Sheet3.C97:Sheet3.C107</svg:desc>
                </draw:g>
              </table:table-cell>
              <table:table-cell office:value-type="float" office:value="41.7635105705636">
                <text:p>41.7635105705636</text:p>
                <draw:g>
                  <svg:desc>Sheet3.E97:Sheet3.E107</svg:desc>
                </draw:g>
              </table:table-cell>
              <table:table-cell office:value-type="float" office:value="0.2">
                <text:p>0.2</text:p>
                <draw:g>
                  <svg:desc>Sheet3.C86:Sheet3.C96</svg:desc>
                </draw:g>
              </table:table-cell>
              <table:table-cell office:value-type="float" office:value="48">
                <text:p>48</text:p>
                <draw:g>
                  <svg:desc>Sheet3.D86:Sheet3.D96</svg:desc>
                </draw:g>
              </table:table-cell>
              <table:table-cell office:value-type="float" office:value="0.2">
                <text:p>0.2</text:p>
                <draw:g>
                  <svg:desc>Sheet3.C97:Sheet3.C107</svg:desc>
                </draw:g>
              </table:table-cell>
              <table:table-cell office:value-type="float" office:value="46">
                <text:p>46</text:p>
                <draw:g>
                  <svg:desc>Sheet3.D97:Sheet3.D107</svg:desc>
                </draw:g>
              </table:table-cell>
              <table:table-cell office:value-type="float" office:value="0.2">
                <text:p>0.2</text:p>
                <draw:g>
                  <svg:desc>Sheet3.C108:Sheet3.C118</svg:desc>
                </draw:g>
              </table:table-cell>
              <table:table-cell office:value-type="float" office:value="44">
                <text:p>44</text:p>
                <draw:g>
                  <svg:desc>Sheet3.D108:Sheet3.D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0.32848298703">
                <text:p>20.32848298703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8.26494441107933">
                <text:p>8.26494441107933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3.36027563698749">
                <text:p>3.36027563698749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1.36618612236463">
                <text:p>1.36618612236463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0.555449826912115">
                <text:p>0.555449826912115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0.225829047130633">
                <text:p>0.225829047130633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0.0918152388514454">
                <text:p>0.0918152388514454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0.037329290418834">
                <text:p>0.037329290418834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0.0151769569039433">
                <text:p>0.0151769569039433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0.00617049020433398">
                <text:p>0.00617049020433398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plot-area chart:style-name="ch2" table:cell-range-address="Sheet3.C30:Sheet3.D40 Sheet3.D41:Sheet3.D73" svg:x="0.32cm" svg:y="0.18cm" svg:width="15.36cm" svg:height="8.645cm">
          <chartooo:coordinate-region svg:x="0.941cm" svg:y="0.379cm" svg:width="14.366cm" svg:height="7.7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3.D30:Sheet3.D40" chart:class="chart:scatter">
            <chart:domain table:cell-range-address="Sheet3.C30:Sheet3.C40"/>
            <chart:regression-curve chart:style-name="ch6">
              <chart:equation chart:display-equation="true" chart:display-r-square="false" svg:x="5.076cm" svg:y="0.44cm"/>
            </chart:regression-curve>
            <chart:data-point chart:repeated="11"/>
          </chart:series>
          <chart:series chart:style-name="ch7" chart:values-cell-range-address="Sheet3.D63:Sheet3.D73" chart:class="chart:scatter">
            <chart:domain table:cell-range-address="Sheet3.C63:Sheet3.C73"/>
            <chart:regression-curve chart:style-name="ch8">
              <chart:equation chart:display-equation="true" chart:display-r-square="false" svg:x="1.43cm" svg:y="7.356cm"/>
            </chart:regression-curve>
            <chart:data-point chart:repeated="11"/>
          </chart:series>
          <chart:series chart:style-name="ch9" chart:values-cell-range-address="Sheet3.D41:Sheet3.D51" chart:class="chart:scatter">
            <chart:domain table:cell-range-address="Sheet3.C41:Sheet3.C51"/>
            <chart:regression-curve chart:style-name="ch10">
              <chart:equation chart:display-equation="true" chart:display-r-square="false" svg:x="6.505cm" svg:y="3.043cm"/>
            </chart:regression-curve>
            <chart:data-point chart:repeated="11"/>
          </chart:series>
          <chart:series chart:style-name="ch11" chart:values-cell-range-address="Sheet3.D52:Sheet3.D62" chart:class="chart:scatter">
            <chart:domain table:cell-range-address="Sheet3.C52:Sheet3.C62"/>
            <chart:regression-curve chart:style-name="ch12">
              <chart:equation chart:display-equation="true" chart:display-r-square="false" svg:x="1.569cm" svg:y="6.272cm"/>
            </chart:regression-curve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3.C30:Sheet3.C40</svg:desc>
                </draw:g>
              </table:table-cell>
              <table:table-cell office:value-type="float" office:value="89">
                <text:p>89</text:p>
                <draw:g>
                  <svg:desc>Sheet3.D30:Sheet3.D40</svg:desc>
                </draw:g>
              </table:table-cell>
              <table:table-cell office:value-type="float" office:value="0.2">
                <text:p>0.2</text:p>
                <draw:g>
                  <svg:desc>Sheet3.C63:Sheet3.C73</svg:desc>
                </draw:g>
              </table:table-cell>
              <table:table-cell office:value-type="float" office:value="82">
                <text:p>82</text:p>
                <draw:g>
                  <svg:desc>Sheet3.D63:Sheet3.D73</svg:desc>
                </draw:g>
              </table:table-cell>
              <table:table-cell office:value-type="float" office:value="0.2">
                <text:p>0.2</text:p>
                <draw:g>
                  <svg:desc>Sheet3.C41:Sheet3.C51</svg:desc>
                </draw:g>
              </table:table-cell>
              <table:table-cell office:value-type="float" office:value="86">
                <text:p>86</text:p>
                <draw:g>
                  <svg:desc>Sheet3.D41:Sheet3.D51</svg:desc>
                </draw:g>
              </table:table-cell>
              <table:table-cell office:value-type="float" office:value="0.2">
                <text:p>0.2</text:p>
                <draw:g>
                  <svg:desc>Sheet3.C52:Sheet3.C62</svg:desc>
                </draw:g>
              </table:table-cell>
              <table:table-cell office:value-type="float" office:value="84">
                <text:p>84</text:p>
                <draw:g>
                  <svg:desc>Sheet3.D52:Sheet3.D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3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3">
                <text:p>7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8">
                <text:p>6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6">
                <text:p>6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3.C120:Sheet3.D130" svg:x="0.32cm" svg:y="0.18cm" svg:width="13.097cm" svg:height="8.64cm">
          <chartooo:coordinate-region svg:x="0.941cm" svg:y="0.379cm" svg:width="12.28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D120:Sheet3.D130" chart:class="chart:scatter">
            <chart:domain table:cell-range-address="Sheet3.C120:Sheet3.C130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3.C120:Sheet3.C130</svg:desc>
                </draw:g>
              </table:table-cell>
              <table:table-cell office:value-type="float" office:value="2">
                <text:p>2</text:p>
                <draw:g>
                  <svg:desc>Sheet3.D120:Sheet3.D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plot-area chart:style-name="ch2" table:cell-range-address="Sheet3.C30:Sheet3.C40 Sheet3.E30:Sheet3.E73" svg:x="0.32cm" svg:y="0.18cm" svg:width="15.36cm" svg:height="8.646cm">
          <chartooo:coordinate-region svg:x="1.047cm" svg:y="0.379cm" svg:width="14.446cm" svg:height="7.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3.E30:Sheet3.E40" chart:class="chart:scatter">
            <chart:domain table:cell-range-address="Sheet3.C30:Sheet3.C40"/>
            <chart:regression-curve chart:style-name="ch6">
              <chart:equation chart:display-equation="true" chart:display-r-square="true" svg:x="7.396cm" svg:y="0.382cm"/>
            </chart:regression-curve>
            <chart:data-point chart:repeated="11"/>
          </chart:series>
          <chart:series chart:style-name="ch7" chart:values-cell-range-address="Sheet3.E41:Sheet3.E51" chart:class="chart:scatter">
            <chart:domain table:cell-range-address="Sheet3.C41:Sheet3.C51"/>
            <chart:regression-curve chart:style-name="ch8">
              <chart:equation chart:display-equation="true" chart:display-r-square="false" svg:x="7.903cm" svg:y="2.2cm"/>
            </chart:regression-curve>
            <chart:data-point chart:repeated="11"/>
          </chart:series>
          <chart:series chart:style-name="ch9" chart:values-cell-range-address="Sheet3.E52:Sheet3.E62" chart:class="chart:scatter">
            <chart:domain table:cell-range-address="Sheet3.C52:Sheet3.C62"/>
            <chart:regression-curve chart:style-name="ch10">
              <chart:equation chart:display-equation="true" chart:display-r-square="false" svg:x="7.718cm" svg:y="3.506cm"/>
            </chart:regression-curve>
            <chart:data-point chart:repeated="11"/>
          </chart:series>
          <chart:series chart:style-name="ch11" chart:values-cell-range-address="Sheet3.E63:Sheet3.E73" chart:class="chart:scatter">
            <chart:domain table:cell-range-address="Sheet3.C63:Sheet3.C73"/>
            <chart:regression-curve chart:style-name="ch12">
              <chart:equation chart:display-equation="true" chart:display-r-square="false" svg:x="7.245cm" svg:y="6.521cm"/>
            </chart:regression-curve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3.C30:Sheet3.C40</svg:desc>
                </draw:g>
              </table:table-cell>
              <table:table-cell office:value-type="float" office:value="4.48863636973214">
                <text:p>4.48863636973214</text:p>
                <draw:g>
                  <svg:desc>Sheet3.E30:Sheet3.E40</svg:desc>
                </draw:g>
              </table:table-cell>
              <table:table-cell office:value-type="float" office:value="0.2">
                <text:p>0.2</text:p>
                <draw:g>
                  <svg:desc>Sheet3.C41:Sheet3.C51</svg:desc>
                </draw:g>
              </table:table-cell>
              <table:table-cell office:value-type="float" office:value="4.45434729625351">
                <text:p>4.45434729625351</text:p>
                <draw:g>
                  <svg:desc>Sheet3.E41:Sheet3.E51</svg:desc>
                </draw:g>
              </table:table-cell>
              <table:table-cell office:value-type="float" office:value="0.2">
                <text:p>0.2</text:p>
                <draw:g>
                  <svg:desc>Sheet3.C52:Sheet3.C62</svg:desc>
                </draw:g>
              </table:table-cell>
              <table:table-cell office:value-type="float" office:value="4.43081679884331">
                <text:p>4.43081679884331</text:p>
                <draw:g>
                  <svg:desc>Sheet3.E52:Sheet3.E62</svg:desc>
                </draw:g>
              </table:table-cell>
              <table:table-cell office:value-type="float" office:value="0.2">
                <text:p>0.2</text:p>
                <draw:g>
                  <svg:desc>Sheet3.C63:Sheet3.C73</svg:desc>
                </draw:g>
              </table:table-cell>
              <table:table-cell office:value-type="float" office:value="4.40671924726425">
                <text:p>4.40671924726425</text:p>
                <draw:g>
                  <svg:desc>Sheet3.E63:Sheet3.E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45434729625351">
                <text:p>4.45434729625351</text:p>
              </table:table-cell>
              <table:table-cell office:value-type="float" office:value="1">
                <text:p>1</text:p>
              </table:table-cell>
              <table:table-cell office:value-type="float" office:value="4.31748811353631">
                <text:p>4.31748811353631</text:p>
              </table:table-cell>
              <table:table-cell office:value-type="float" office:value="1">
                <text:p>1</text:p>
              </table:table-cell>
              <table:table-cell office:value-type="float" office:value="4.15888308335967">
                <text:p>4.15888308335967</text:p>
              </table:table-cell>
              <table:table-cell office:value-type="float" office:value="1">
                <text:p>1</text:p>
              </table:table-cell>
              <table:table-cell office:value-type="float" office:value="4.12713438504509">
                <text:p>4.12713438504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.4188406077966">
                <text:p>4.4188406077966</text:p>
              </table:table-cell>
              <table:table-cell office:value-type="float" office:value="2">
                <text:p>2</text:p>
              </table:table-cell>
              <table:table-cell office:value-type="float" office:value="4.12713438504509">
                <text:p>4.12713438504509</text:p>
              </table:table-cell>
              <table:table-cell office:value-type="float" office:value="2">
                <text:p>2</text:p>
              </table:table-cell>
              <table:table-cell office:value-type="float" office:value="3.85014760171006">
                <text:p>3.85014760171006</text:p>
              </table:table-cell>
              <table:table-cell office:value-type="float" office:value="2">
                <text:p>2</text:p>
              </table:table-cell>
              <table:table-cell office:value-type="float" office:value="3.76120011569356">
                <text:p>3.76120011569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.38202663467388">
                <text:p>4.38202663467388</text:p>
              </table:table-cell>
              <table:table-cell office:value-type="float" office:value="3">
                <text:p>3</text:p>
              </table:table-cell>
              <table:table-cell office:value-type="float" office:value="3.95124371858143">
                <text:p>3.95124371858143</text:p>
              </table:table-cell>
              <table:table-cell office:value-type="float" office:value="3">
                <text:p>3</text:p>
              </table:table-cell>
              <table:table-cell office:value-type="float" office:value="3.52636052461616">
                <text:p>3.52636052461616</text:p>
              </table:table-cell>
              <table:table-cell office:value-type="float" office:value="3">
                <text:p>3</text:p>
              </table:table-cell>
              <table:table-cell office:value-type="float" office:value="3.40119738166216">
                <text:p>3.40119738166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34380542185368">
                <text:p>4.34380542185368</text:p>
              </table:table-cell>
              <table:table-cell office:value-type="float" office:value="4">
                <text:p>4</text:p>
              </table:table-cell>
              <table:table-cell office:value-type="float" office:value="3.78418963391826">
                <text:p>3.78418963391826</text:p>
              </table:table-cell>
              <table:table-cell office:value-type="float" office:value="4">
                <text:p>4</text:p>
              </table:table-cell>
              <table:table-cell office:value-type="float" office:value="3.2188758248682">
                <text:p>3.2188758248682</text:p>
              </table:table-cell>
              <table:table-cell office:value-type="float" office:value="4">
                <text:p>4</text:p>
              </table:table-cell>
              <table:table-cell office:value-type="float" office:value="3.09104245335832">
                <text:p>3.091042453358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31748811353631">
                <text:p>4.31748811353631</text:p>
              </table:table-cell>
              <table:table-cell office:value-type="float" office:value="5">
                <text:p>5</text:p>
              </table:table-cell>
              <table:table-cell office:value-type="float" office:value="3.63758615972639">
                <text:p>3.63758615972639</text:p>
              </table:table-cell>
              <table:table-cell office:value-type="float" office:value="5">
                <text:p>5</text:p>
              </table:table-cell>
              <table:table-cell office:value-type="float" office:value="2.99573227355399">
                <text:p>2.99573227355399</text:p>
              </table:table-cell>
              <table:table-cell office:value-type="float" office:value="5">
                <text:p>5</text:p>
              </table:table-cell>
              <table:table-cell office:value-type="float" office:value="2.77258872223978">
                <text:p>2.77258872223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.29045944114839">
                <text:p>4.29045944114839</text:p>
              </table:table-cell>
              <table:table-cell office:value-type="float" office:value="6">
                <text:p>6</text:p>
              </table:table-cell>
              <table:table-cell office:value-type="float" office:value="3.52636052461616">
                <text:p>3.52636052461616</text:p>
              </table:table-cell>
              <table:table-cell office:value-type="float" office:value="6">
                <text:p>6</text:p>
              </table:table-cell>
              <table:table-cell office:value-type="float" office:value="2.77258872223978">
                <text:p>2.77258872223978</text:p>
              </table:table-cell>
              <table:table-cell office:value-type="float" office:value="6">
                <text:p>6</text:p>
              </table:table-cell>
              <table:table-cell office:value-type="float" office:value="2.39789527279837">
                <text:p>2.397895272798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24849524204936">
                <text:p>4.24849524204936</text:p>
              </table:table-cell>
              <table:table-cell office:value-type="float" office:value="7">
                <text:p>7</text:p>
              </table:table-cell>
              <table:table-cell office:value-type="float" office:value="3.40119738166216">
                <text:p>3.40119738166216</text:p>
              </table:table-cell>
              <table:table-cell office:value-type="float" office:value="7">
                <text:p>7</text:p>
              </table:table-cell>
              <table:table-cell office:value-type="float" office:value="2.63905732961526">
                <text:p>2.63905732961526</text:p>
              </table:table-cell>
              <table:table-cell office:value-type="float" office:value="7">
                <text:p>7</text:p>
              </table:table-cell>
              <table:table-cell office:value-type="float" office:value="2.07944154167984">
                <text:p>2.07944154167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.21950770517611">
                <text:p>4.21950770517611</text:p>
              </table:table-cell>
              <table:table-cell office:value-type="float" office:value="8">
                <text:p>8</text:p>
              </table:table-cell>
              <table:table-cell office:value-type="float" office:value="3.29583686600433">
                <text:p>3.29583686600433</text:p>
              </table:table-cell>
              <table:table-cell office:value-type="float" office:value="8">
                <text:p>8</text:p>
              </table:table-cell>
              <table:table-cell office:value-type="float" office:value="2.484906649788">
                <text:p>2.484906649788</text:p>
              </table:table-cell>
              <table:table-cell office:value-type="float" office:value="8">
                <text:p>8</text:p>
              </table:table-cell>
              <table:table-cell office:value-type="float" office:value="1.79175946922806">
                <text:p>1.791759469228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.18965474202643">
                <text:p>4.18965474202643</text:p>
              </table:table-cell>
              <table:table-cell office:value-type="float" office:value="9">
                <text:p>9</text:p>
              </table:table-cell>
              <table:table-cell office:value-type="float" office:value="3.2188758248682">
                <text:p>3.2188758248682</text:p>
              </table:table-cell>
              <table:table-cell office:value-type="float" office:value="9">
                <text:p>9</text:p>
              </table:table-cell>
              <table:table-cell office:value-type="float" office:value="2.39789527279837">
                <text:p>2.39789527279837</text:p>
              </table:table-cell>
              <table:table-cell office:value-type="float" office:value="9">
                <text:p>9</text:p>
              </table:table-cell>
              <table:table-cell office:value-type="float" office:value="1.6094379124341">
                <text:p>1.60943791243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.17438726989564">
                <text:p>4.17438726989564</text:p>
              </table:table-cell>
              <table:table-cell office:value-type="float" office:value="10">
                <text:p>10</text:p>
              </table:table-cell>
              <table:table-cell office:value-type="float" office:value="3.09104245335832">
                <text:p>3.09104245335832</text:p>
              </table:table-cell>
              <table:table-cell office:value-type="float" office:value="10">
                <text:p>10</text:p>
              </table:table-cell>
              <table:table-cell office:value-type="float" office:value="2.19722457733622">
                <text:p>2.19722457733622</text:p>
              </table:table-cell>
              <table:table-cell office:value-type="float" office:value="10">
                <text:p>10</text:p>
              </table:table-cell>
              <table:table-cell office:value-type="float" office:value="1.38629436111989">
                <text:p>1.386294361119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